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5.19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6.72mm"/>
    </style:style>
    <style:style style:name="co5" style:family="table-column">
      <style:table-column-properties fo:break-before="auto" style:column-width="16.69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Articles">
      <style:table-properties table:display="true" style:writing-mode="lr-tb"/>
    </style: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 style:data-style-name="N200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cl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2" table:default-cell-style-name="ce1"/>
        <table:table-column table:style-name="co4" table:default-cell-style-name="ce1"/>
        <table:table-column table:style-name="co5" table:number-columns-repeated="99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table:number-columns-repeated="22"/>
          <table:table-cell office:value-type="string" calcext:value-type="string">
            <text:p>id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ugo</text:p>
          </table:table-cell>
          <table:table-cell table:style-name="ce3" office:value-type="date" office:date-value="2001-01-01" calcext:value-type="date">
            <text:p>01.01.2001</text:p>
          </table:table-cell>
          <table:table-cell office:value-type="float" office:value="6.4" calcext:value-type="float">
            <text:p>6.4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aul</text:p>
          </table:table-cell>
          <table:table-cell table:style-name="ce3" office:value-type="date" office:date-value="2016-04-12" calcext:value-type="date">
            <text:p>12.04.2016</text:p>
          </table:table-cell>
          <table:table-cell office:value-type="float" office:value="-2" calcext:value-type="float">
            <text:p>-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ranz</text:p>
          </table:table-cell>
          <table:table-cell table:style-name="ce3" office:value-type="date" office:date-value="2006-01-01" calcext:value-type="date">
            <text:p>01.01.2006</text:p>
          </table:table-cell>
          <table:table-cell office:value-type="float" office:value="0.657458" calcext:value-type="float">
            <text:p>0.657458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lli</text:p>
          </table:table-cell>
          <table:table-cell table:style-name="ce3" office:value-type="date" office:date-value="2003-02-25" calcext:value-type="date">
            <text:p>25.02.2003</text:p>
          </table:table-cell>
          <table:table-cell office:value-type="float" office:value="2000000000" calcext:value-type="float">
            <text:p>2000000000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mar</text:p>
          </table:table-cell>
          <table:table-cell table:style-name="ce3" office:value-type="date" office:date-value="2006-02-27" calcext:value-type="date">
            <text:p>27.02.2006</text:p>
          </table:table-cell>
          <table:table-cell office:value-type="float" office:value="44.2134" calcext:value-type="float">
            <text:p>44.213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000123456</text:p>
          </table:table-cell>
          <table:table-cell table:style-name="ce3" office:value-type="date" office:date-value="2017-09-12" calcext:value-type="date">
            <text:p>12.09.2017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13:37:01.0796716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ornelius Wichmann</dc:creator>
    <meta:creation-date>2018-04-08T11:08:22</meta:creation-date>
    <dc:date>2018-04-08T13:37:19.539131999</dc:date>
    <dc:title>Articles</dc:title>
    <dc:description>generated by </dc:description>
    <dc:subject>Articles 08.04.2018 11:08</dc:subject>
    <meta:keyword>office</meta:keyword>
    <meta:keyword>2007</meta:keyword>
    <meta:keyword>openxml</meta:keyword>
    <meta:keyword>php</meta:keyword>
    <meta:generator>LibreOffice/5.4.3.2$MacOSX_X86_64 LibreOffice_project/92a7159f7e4af62137622921e809f8546db437e5</meta:generator>
    <meta:editing-duration>PT1M59S</meta:editing-duration>
    <meta:editing-cycles>3</meta:editing-cycles>
    <meta:document-statistic meta:table-count="1" meta:cell-count="28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